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3">
      <style:text-properties fo:language="en" fo:country="US" fo:font-style="normal" style:font-style-asian="normal" style:font-style-complex="normal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 style:list-style-name="L7">
      <style:text-properties style:font-name="Arial" fo:language="en" fo:country="US"/>
    </style:style>
    <style:style style:name="P4" style:family="paragraph" style:parent-style-name="Standard">
      <style:text-properties style:font-name="Arial" fo:language="en" fo:country="US"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fo:font-style="normal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Arial" fo:language="en" fo:country="US" fo:font-style="normal" style:font-style-asian="normal" style:font-style-complex="normal"/>
    </style:style>
    <style:style style:name="P7" style:family="paragraph" style:parent-style-name="Standard" style:list-style-name="L1">
      <style:text-properties style:font-name="Arial" fo:language="en" fo:country="US" fo:font-style="normal" style:font-style-asian="normal" style:font-style-complex="normal"/>
    </style:style>
    <style:style style:name="P8" style:family="paragraph" style:parent-style-name="Standard" style:list-style-name="L2">
      <style:text-properties style:font-name="Arial" fo:language="en" fo:country="US"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 style:parent-style-name="Standard">
      <style:paragraph-properties fo:margin-top="0cm" fo:margin-bottom="0cm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top="0cm" fo:margin-bottom="0cm">
        <style:tab-stops>
          <style:tab-stop style:position="2.963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cm">
        <style:tab-stops>
          <style:tab-stop style:position="2.99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top="0cm" fo:margin-bottom="0cm">
        <style:tab-stops>
          <style:tab-stop style:position="2.963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margin-top="0cm" fo:margin-bottom="0cm">
        <style:tab-stops>
          <style:tab-stop style:position="3.942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5" style:family="paragraph" style:parent-style-name="Heading_20_1">
      <style:text-properties fo:language="en" fo:country="US" fo:font-style="normal" style:font-style-asian="normal" style:font-style-complex="normal"/>
    </style:style>
    <style:style style:name="P16" style:family="paragraph" style:parent-style-name="Heading_20_1">
      <style:paragraph-properties fo:margin-top="0cm" fo:margin-bottom="0cm" fo:break-before="page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7" style:family="paragraph" style:parent-style-name="Heading_20_1">
      <style:paragraph-properties fo:margin-top="0cm" fo:margin-bottom="0cm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8" style:family="paragraph" style:parent-style-name="Heading_20_2">
      <style:text-properties fo:language="en" fo:country="US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rdi Burgos López</text:p>
      <text:p text:style-name="P5">Software engineer</text:p>
      <text:p text:style-name="P6"/>
      <text:p text:style-name="P6">C/Doctor López Trigo, 9-24</text:p>
      <text:p text:style-name="P6">46200 Paiporta (Valencia – Spain)</text:p>
      <text:p text:style-name="P6"/>
      <text:p text:style-name="P6">+34 637 522 552</text:p>
      <text:p text:style-name="P6">jordiburgos@gmail.com</text:p>
      <text:p text:style-name="P4"/>
      <text:p text:style-name="P4"/>
      <text:h text:style-name="P15" text:outline-level="1">Experience</text:h>
      <text:h text:style-name="P18" text:outline-level="2">2006–Present Java Software Engineer, GFT IT Consulting, S.L.U., Valencia.</text:h>
      <text:list xml:id="list8443980580555364984" text:style-name="L1">
        <text:list-item>
          <text:p text:style-name="P7">Global Funds Derivatives Tracker: Capture fund derivatives business at Deutsche Bank. It is a repository of core funds, market data, derivatives, executed trades and documentation.</text:p>
          <text:list>
            <text:list-item>
              <text:p text:style-name="P7">Agile methodology using Scrum to build technical solutions for banking applications mainly with Java, Spring, Hibernate and Oracle.</text:p>
            </text:list-item>
            <text:list-item>
              <text:p text:style-name="P7">Optimization of application at all levels: presentation, communications and database.</text:p>
            </text:list-item>
            <text:list-item>
              <text:p text:style-name="P7">Identification and development of reusable components in the projects.</text:p>
            </text:list-item>
            <text:list-item>
              <text:p text:style-name="P7">Adopt and implement Unit Testing.</text:p>
            </text:list-item>
            <text:list-item>
              <text:p text:style-name="P7">Technical support for other team members.</text:p>
            </text:list-item>
          </text:list>
        </text:list-item>
        <text:list-item>
          <text:p text:style-name="P7">Legal Vehicle Database: Track legal entity population for tax reporting purposes at Deutsche Bank.</text:p>
          <text:list>
            <text:list-item>
              <text:p text:style-name="P7">Rewrite the user interface of an inherited project using Google Web Toolkit (GWT).</text:p>
            </text:list-item>
            <text:list-item>
              <text:p text:style-name="P7">Collaborated with software developers to deliver with adjusted deadline.</text:p>
            </text:list-item>
          </text:list>
        </text:list-item>
        <text:list-item>
          <text:p text:style-name="P7">Multichannel Platform: Custom middleware that allows heterogeneous access to the bank mainframe resources of Bradesco Bank.</text:p>
          <text:list>
            <text:list-item>
              <text:p text:style-name="P7">Developed an Eclipse plugin which facilitate the location and communication of the processes that the platform of distribution of the channels exports or publishes.</text:p>
            </text:list-item>
          </text:list>
        </text:list-item>
      </text:list>
      <text:p text:style-name="P4"/>
      <text:h text:style-name="P18" text:outline-level="2">2001–2005 Java Developer, Infoquip S.L., Valencia.</text:h>
      <text:list xml:id="list7039080445646282276" text:style-name="L2">
        <text:list-item>
          <text:p text:style-name="P8">Developed a Java application generator to cut delivery times.</text:p>
        </text:list-item>
        <text:list-item>
          <text:p text:style-name="P8">Management applications for business. Java, Swing, MySQL.</text:p>
        </text:list-item>
      </text:list>
      <text:p text:style-name="P4"/>
      <text:h text:style-name="P18" text:outline-level="2">1999–2000 Technical School internship, Infoquip S.L., Valencia.</text:h>
      <text:list xml:id="list5082922113333939295" text:style-name="L3">
        <text:list-item>
          <text:p text:style-name="P1"><text:span text:style-name="T1">Java programming, PC building, network building. 250 Hours.</text:span></text:p>
        </text:list-item>
      </text:list>
      <text:p text:style-name="P4"/>
      <text:h text:style-name="P15" text:outline-level="1"/>
      <text:h text:style-name="P16" text:outline-level="1">Professional certification</text:h>
      <text:p text:style-name="P11">Jul-2012 <text:tab/>Object Oriented Analysis and Design with UML</text:p>
      <text:p text:style-name="P11">Nov-2010 <text:tab/>Oracle PL/SQL Developer Certified Associate OCA PL/SQL</text:p>
      <text:p text:style-name="P11">Jan-2009 <text:tab/>Sun Certified Programmer for the Java Platform SE 6 SCJP 6.0</text:p>
      <text:p text:style-name="P11">Present <text:tab/>Preparing Oracle Advanced PL/SQL Developer Certified OCP PL/SQL</text:p>
      <text:p text:style-name="P11"/>
      <text:h text:style-name="P17" text:outline-level="1">Education</text:h>
      <text:p text:style-name="P11">2004–2007 <text:tab/>Master of Computer Science, Universidad Politécnica, Valencia, Spain.</text:p>
      <text:p text:style-name="P11">2005 <text:tab/>ERASMUS grant, University College of Engineering, Odense, Denmark.</text:p>
      <text:p text:style-name="P11">2000–2004 <text:tab/>Bachelor of Computer Science, Universidad Politécnica, Valencia, Spain.</text:p>
      <text:p text:style-name="P11">1997–2000 <text:tab/>Technical School Management Information Systems, I.E.S. El Cabañal, <text:tab/>Valencia, Spain.</text:p>
      <text:p text:style-name="P11">1996–1997 <text:tab/>Technical School Administrative Assistant, I.F.P. La Marxadella, Torrente, <text:tab/>Spain.</text:p>
      <text:p text:style-name="P11">1995 <text:tab/>High School Graduated, C.P. Ausiàs March, Picaña, Spain.</text:p>
      <text:p text:style-name="P11"/>
      <text:h text:style-name="P17" text:outline-level="1">Languages</text:h>
      <text:p text:style-name="P12">English <text:tab/>First Certificate English (FCE) Level B2 CEFR, Jul-2012</text:p>
      <text:p text:style-name="P12">Spanish <text:tab/>Native</text:p>
      <text:p text:style-name="P12">Catalan <text:tab/>Native</text:p>
      <text:p text:style-name="P10"/>
      <text:h text:style-name="P17" text:outline-level="1">Skills</text:h>
      <text:p text:style-name="P14">Languages <text:tab/>Java SE (J2SE), Java EE (J2EE), Python, scripting languages</text:p>
      <text:p text:style-name="P14">Web <text:tab/>GWT, AJAX, HTML, CSS, Javascript, JQuery, Prototype, Sencha Ext JS</text:p>
      <text:p text:style-name="P14">Frameworks <text:tab/>Spring, Spring MVC, Hibernate, Struts, iBatis</text:p>
      <text:p text:style-name="P14">Databases <text:tab/>Oracle SQL and PL/SQL, MySQL</text:p>
      <text:p text:style-name="P14">IDE <text:tab/>Eclipse, NetBeans</text:p>
      <text:p text:style-name="P14">Version Control <text:tab/>Subversion (SVN), CVS, Git</text:p>
      <text:p text:style-name="P14">Operating Systems <text:tab/>Linux, Windows</text:p>
      <text:p text:style-name="P14">Servers <text:tab/>Apache Tomcat, Jetty</text:p>
      <text:p text:style-name="P14">Testing <text:tab/>Unit testing, Integration Testing, JUnit, Selenium</text:p>
      <text:p text:style-name="P14">Methodology <text:tab/>Agile software development, Scrum, Test Driven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3-01-15T00:00:24.72</meta:creation-date>
    <dc:date>2013-01-15T00:16:58.83</dc:date>
    <dc:creator>Jordi </dc:creator>
    <meta:editing-duration>PT16M33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51" meta:word-count="408" meta:character-count="2980"/>
  </office:meta>
</office:document-meta>
</file>